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76cm" draw:marker-start-width="0.406cm" draw:marker-end-width="0.406cm" draw:fill-color="#ffffff" draw:textarea-horizontal-align="center" draw:textarea-vertical-align="middle" fo:padding-top="0.163cm" fo:padding-bottom="0.163cm" fo:padding-left="0.288cm" fo:padding-right="0.288cm"/>
    </style:style>
    <style:style style:name="gr2" style:family="graphic" style:parent-style-name="standard">
      <style:graphic-properties svg:stroke-width="0.102cm" draw:marker-start-width="0.457cm" draw:marker-end="Arrow_20_concave" draw:marker-end-width="0.457cm" draw:textarea-horizontal-align="center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style:paragraph-properties fo:text-align="star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draw:layer="layout" svg:width="6.724cm" svg:height="1.074cm" svg:x="9.763cm" svg:y="3.54cm">
          <text:p text:style-name="P1"><text:span text:style-name="T1">Reanalysis data, e.g., NCEP</text:span></text:p>
        </draw:ellipse>
        <draw:rect draw:style-name="gr1" draw:text-style-name="P2" draw:layer="layout" svg:width="5.976cm" svg:height="1.345cm" svg:x="10.137cm" svg:y="6.519cm">
          <text:list text:style-name="L1">
            <text:list-item>
              <text:p text:style-name="P3"><text:span text:style-name="T1"><text:s/></text:span><text:span text:style-name="T1">Coordinate transformation</text:span></text:p>
            </text:list-item>
            <text:list-item>
              <text:p text:style-name="P3"><text:span text:style-name="T1"><text:s/></text:span><text:span text:style-name="T1">Convert to “dataset” format</text:span></text:p>
            </text:list-item>
          </text:list>
        </draw:rect>
        <draw:rect draw:style-name="gr1" draw:text-style-name="P2" draw:layer="layout" svg:width="4.483cm" svg:height="1.345cm" svg:x="7.194cm" svg:y="12.915cm">
          <text:p text:style-name="P1"><text:span text:style-name="T1">Advection code</text:span></text:p>
        </draw:rect>
        <draw:ellipse draw:style-name="gr1" draw:text-style-name="P2" draw:layer="layout" svg:width="5.312cm" svg:height="1.345cm" svg:x="3.152cm" svg:y="9.74cm">
          <text:p text:style-name="P1"><text:span text:style-name="T1">Binary data file</text:span></text:p>
        </draw:ellipse>
        <draw:ellipse draw:style-name="gr1" draw:text-style-name="P2" draw:layer="layout" svg:width="5.827cm" svg:height="1.345cm" svg:x="2.405cm" svg:y="3.39cm">
          <text:p text:style-name="P1"><text:span text:style-name="T1">Initial conditions</text:span></text:p>
          <text:p text:style-name="P1"><text:span text:style-name="T1">(ASCII)</text:span></text:p>
        </draw:ellipse>
        <draw:rect draw:style-name="gr1" draw:text-style-name="P2" draw:layer="layout" svg:width="5.715cm" svg:height="1.345cm" svg:x="2.517cm" svg:y="6.64cm">
          <text:list text:style-name="L1">
            <text:list-item>
              <text:p text:style-name="P3"><text:span text:style-name="T1"><text:s/></text:span><text:span text:style-name="T1">Coodinate transformation</text:span></text:p>
            </text:list-item>
            <text:list-item>
              <text:p text:style-name="P3"><text:span text:style-name="T1"><text:s/></text:span><text:span text:style-name="T1">file conversion</text:span></text:p>
            </text:list-item>
          </text:list>
        </draw:rect>
        <draw:rect draw:style-name="gr1" draw:text-style-name="P2" draw:layer="layout" svg:width="5.715cm" svg:height="1.345cm" svg:x="6.327cm" svg:y="19.265cm">
          <text:list text:style-name="L1">
            <text:list-item>
              <text:p text:style-name="P3"><text:span text:style-name="T1"><text:s/></text:span><text:span text:style-name="T1">Coordinate transformation</text:span></text:p>
            </text:list-item>
            <text:list-item>
              <text:p text:style-name="P3"><text:span text:style-name="T1"><text:s/></text:span><text:span text:style-name="T1">File conversion</text:span></text:p>
            </text:list-item>
          </text:list>
        </draw:rect>
        <draw:ellipse draw:style-name="gr1" draw:text-style-name="P2" draw:layer="layout" svg:width="5.312cm" svg:height="1.345cm" svg:x="6.559cm" svg:y="16.165cm">
          <text:p text:style-name="P1"><text:span text:style-name="T1">Result--native</text:span></text:p>
        </draw:ellipse>
        <draw:ellipse draw:style-name="gr1" draw:text-style-name="P2" draw:layer="layout" svg:width="5.312cm" svg:height="1.345cm" svg:x="6.327cm" svg:y="22.515cm">
          <text:p text:style-name="P1"><text:span text:style-name="T1">ASCII result</text:span></text:p>
        </draw:ellipse>
        <draw:line draw:style-name="gr2" draw:text-style-name="P1" draw:layer="layout" svg:x1="5.692cm" svg:y1="4.735cm" svg:x2="5.692cm" svg:y2="6.64cm">
          <text:p/>
        </draw:line>
        <draw:line draw:style-name="gr2" draw:text-style-name="P1" draw:layer="layout" svg:x1="12.938cm" svg:y1="4.614cm" svg:x2="12.938cm" svg:y2="6.519cm">
          <text:p/>
        </draw:line>
        <draw:line draw:style-name="gr2" draw:text-style-name="P1" draw:layer="layout" svg:x1="5.692cm" svg:y1="7.985cm" svg:x2="5.692cm" svg:y2="9.74cm">
          <text:p/>
        </draw:line>
        <draw:line draw:style-name="gr2" draw:text-style-name="P1" draw:layer="layout" svg:x1="12.938cm" svg:y1="7.864cm" svg:x2="12.938cm" svg:y2="9.694cm">
          <text:p/>
        </draw:line>
        <draw:line draw:style-name="gr2" draw:text-style-name="P1" draw:layer="layout" svg:x1="9.099cm" svg:y1="14.26cm" svg:x2="9.099cm" svg:y2="16.165cm">
          <text:p/>
        </draw:line>
        <draw:line draw:style-name="gr2" draw:text-style-name="P1" draw:layer="layout" svg:x1="9.099cm" svg:y1="17.51cm" svg:x2="9.099cm" svg:y2="19.34cm">
          <text:p/>
        </draw:line>
        <draw:line draw:style-name="gr2" draw:text-style-name="P1" draw:layer="layout" svg:x1="9.099cm" svg:y1="20.61cm" svg:x2="9.099cm" svg:y2="22.515cm">
          <text:p/>
        </draw:line>
        <draw:line draw:style-name="gr2" draw:text-style-name="P1" draw:layer="layout" svg:x1="6.327cm" svg:y1="11.085cm" svg:x2="8.867cm" svg:y2="12.915cm">
          <text:p/>
        </draw:line>
        <draw:ellipse draw:style-name="gr1" draw:text-style-name="P2" draw:layer="layout" svg:width="5.312cm" svg:height="1.345cm" svg:x="10.398cm" svg:y="9.694cm">
          <text:p text:style-name="P1"><text:span text:style-name="T1">“</text:span><text:span text:style-name="T1">dataset” file</text:span></text:p>
        </draw:ellipse>
        <draw:line draw:style-name="gr2" draw:text-style-name="P1" draw:layer="layout" svg:x1="12.968cm" svg:y1="11.039cm" svg:x2="9.793cm" svg:y2="12.944cm">
          <text:p/>
        </draw:line>
        <draw:frame draw:style-name="gr3" draw:layer="layout" svg:width="3.563cm" svg:height="1.675cm" svg:x="16.24cm" svg:y="6.31cm">
          <draw:text-box>
            <text:p>Pre-</text:p>
            <text:p>processing</text:p>
          </draw:text-box>
        </draw:frame>
        <draw:frame draw:style-name="gr3" draw:layer="layout" svg:width="5.044cm" svg:height="0.963cm" svg:x="12.677cm" svg:y="19.415cm">
          <draw:text-box>
            <text:p>Post-processing</text:p>
          </draw:text-box>
        </draw:frame>
        <draw:frame draw:style-name="gr3" draw:layer="layout" svg:width="3.423cm" svg:height="0.963cm" svg:x="13.947cm" svg:y="13.065cm">
          <draw:text-box>
            <text:p>Main cod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eter Mills</meta:initial-creator>
    <meta:creation-date>2010-12-03T15:22:30.81</meta:creation-date>
    <dc:date>2011-01-13T14:26:30.44</dc:date>
    <dc:creator>Peter Mills</dc:creator>
    <meta:editing-duration>PT00H55M36S</meta:editing-duration>
    <meta:editing-cycles>11</meta:editing-cycles>
    <meta:generator>OpenOffice.org/3.2$Win32 OpenOffice.org_project/320m12$Build-9483</meta:generator>
    <meta:document-statistic meta:object-count="22"/>
  </office:meta>
</office:document-meta>
</file>